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UML" style:family="table">
      <style:table-properties style:width="6.925in" table:align="margins"/>
    </style:style>
    <style:style style:name="UML.A" style:family="table-column">
      <style:table-column-properties style:column-width="6.925in" style:rel-column-width="65535*"/>
    </style:style>
    <style:style style:name="UML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UML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bcea" officeooo:paragraph-rsid="001ebc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bcea" officeooo:paragraph-rsid="001ebc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b59" officeooo:paragraph-rsid="001f5b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ebc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UML" table:style-name="UML">
        <table:table-column table:style-name="UML.A"/>
        <table:table-row>
          <table:table-cell table:style-name="UML.A1" office:value-type="string">
            <text:p text:style-name="P3">Game</text:p>
          </table:table-cell>
        </table:table-row>
        <table:table-row>
          <table:table-cell table:style-name="UML.A2" office:value-type="string">
            <text:p text:style-name="P1">- <text:span text:style-name="T1">description : string</text:span></text:p>
            <text:p text:style-name="P1">- <text:span text:style-name="T1">minPlayers : int</text:span></text:p>
            <text:p text:style-name="P1">- <text:span text:style-name="T1">maxPlayers : int</text:span></text:p>
            <text:p text:style-name="P1">- <text:span text:style-name="T1">minAge : int</text:span></text:p>
            <text:p text:style-name="P1">- <text:span text:style-name="T1">price : double</text:span></text:p>
          </table:table-cell>
        </table:table-row>
        <table:table-row>
          <table:table-cell table:style-name="UML.A2" office:value-type="string">
            <text:p text:style-name="P2">+ setDescription(string) : void</text:p>
            <text:p text:style-name="P2">+ setMinPlayers(int) : void</text:p>
            <text:p text:style-name="P2">+ setMaxPlayers(int) : void</text:p>
            <text:p text:style-name="P2">+ setMinAge(int) : void</text:p>
            <text:p text:style-name="P2">+ setPrice(double) : void</text:p>
            <text:p text:style-name="P2">+ getDescription() const : string</text:p>
            <text:p text:style-name="P2">+ getMinPlayers() const : int</text:p>
            <text:p text:style-name="P2">+ getMaxPlayers() const : int</text:p>
            <text:p text:style-name="P2">+ getMinAge() const : int</text:p>
            <text:p text:style-name="P2">+ getPrice() const : double</text:p>
            <text:p text:style-name="P4">+ print() const : voi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2-01-25T21:39:59.081411584</meta:creation-date>
    <dc:date>2022-01-25T21:51:26.159961204</dc:date>
    <meta:editing-duration>PT1M7S</meta:editing-duration>
    <meta:editing-cycles>1</meta:editing-cycles>
    <meta:document-statistic meta:table-count="1" meta:image-count="0" meta:object-count="0" meta:page-count="1" meta:paragraph-count="17" meta:word-count="71" meta:character-count="390" meta:non-whitespace-character-count="336"/>
    <meta:generator>LibreOffice/6.3.6.2$Linux_X86_64 LibreOffice_project/30$Build-2</meta:generator>
  </office:meta>
</office:document-meta>
</file>